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97469" officeooo:paragraph-rsid="00097469"/>
    </style:style>
    <style:style style:name="P2" style:family="paragraph" style:parent-style-name="Header">
      <style:text-properties officeooo:rsid="00097469" officeooo:paragraph-rsid="00097469"/>
    </style:style>
    <style:style style:name="P3" style:family="paragraph" style:parent-style-name="Standard">
      <style:text-properties officeooo:paragraph-rsid="0004ea63"/>
    </style:style>
    <style:style style:name="P4" style:family="paragraph" style:parent-style-name="Standard">
      <style:paragraph-properties fo:text-align="start" style:justify-single-word="false"/>
      <style:text-properties officeooo:rsid="0004ea63" officeooo:paragraph-rsid="0004ea63"/>
    </style:style>
    <style:style style:name="P5" style:family="paragraph" style:parent-style-name="Standard">
      <style:text-properties officeooo:paragraph-rsid="0004ea63"/>
    </style:style>
    <style:style style:name="P6" style:family="paragraph" style:parent-style-name="Standard">
      <style:paragraph-properties fo:text-align="center" style:justify-single-word="false"/>
      <style:text-properties officeooo:rsid="0004ea63" officeooo:paragraph-rsid="0004ea63"/>
    </style:style>
    <style:style style:name="P7" style:family="paragraph" style:parent-style-name="Standard">
      <style:paragraph-properties fo:text-align="start" style:justify-single-word="false"/>
      <style:text-properties officeooo:rsid="0004ea63" officeooo:paragraph-rsid="0004ea63"/>
    </style:style>
    <style:style style:name="P8" style:family="paragraph" style:parent-style-name="Standard">
      <style:paragraph-properties fo:text-align="start" style:justify-single-word="false"/>
      <style:text-properties officeooo:rsid="0004ea63" officeooo:paragraph-rsid="000affa6"/>
    </style:style>
    <style:style style:name="P9" style:family="paragraph" style:parent-style-name="Standard">
      <style:paragraph-properties fo:text-align="center" style:justify-single-word="false"/>
      <style:text-properties officeooo:paragraph-rsid="0004ea63"/>
    </style:style>
    <style:style style:name="P10" style:family="paragraph" style:parent-style-name="Standard">
      <style:text-properties officeooo:paragraph-rsid="000affa6"/>
    </style:style>
    <style:style style:name="T1" style:family="text">
      <style:text-properties officeooo:rsid="0004ea63"/>
    </style:style>
    <style:style style:name="T2" style:family="text">
      <style:text-properties officeooo:rsid="000aff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ódigo em Assembly</text:span></text:p>
      <text:p text:style-name="P3">.data</text:p>
      <text:p text:style-name="P3"><text:tab/>x: 1</text:p>
      <text:p text:style-name="P3"><text:tab/>a: 2</text:p>
      <text:p text:style-name="P3"><text:tab/>b: 3</text:p>
      <text:p text:style-name="P3"><text:tab/>c: 4200</text:p>
      <text:p text:style-name="P3"/>
      <text:p text:style-name="P3">.text</text:p>
      <text:p text:style-name="P3"><text:tab/><text:span text:style-name="T2">(</text:span>1<text:span text:style-name="T2">)</text:span> la $s0, x</text:p>
      <text:p text:style-name="P3"><text:tab/><text:span text:style-name="T2">(</text:span>2<text:span text:style-name="T2">)</text:span> lw $s4, 0($s0)</text:p>
      <text:p text:style-name="P3"><text:tab/><text:span text:style-name="T2">(</text:span>3<text:span text:style-name="T2">)</text:span> la $s1, a</text:p>
      <text:p text:style-name="P3"><text:tab/><text:span text:style-name="T2">(</text:span>4<text:span text:style-name="T2">)</text:span> lw $s1, 0($s1)</text:p>
      <text:p text:style-name="P3"><text:tab/><text:span text:style-name="T2">(</text:span>5<text:span text:style-name="T2">)</text:span> la $s2, b</text:p>
      <text:p text:style-name="P3"><text:tab/><text:span text:style-name="T2">(</text:span>6<text:span text:style-name="T2">)</text:span> la $s3, c</text:p>
      <text:p text:style-name="P3"><text:tab/><text:span text:style-name="T2">(</text:span>7<text:span text:style-name="T2">)</text:span> lw $s2, 0($s2)</text:p>
      <text:p text:style-name="P3"><text:tab/><text:span text:style-name="T2">(</text:span>8<text:span text:style-name="T2">)</text:span> lw $s3, 0($s3)</text:p>
      <text:p text:style-name="P3">WHILE:</text:p>
      <text:p text:style-name="P3"><text:tab/><text:span text:style-name="T2">(</text:span>9<text:span text:style-name="T2">)</text:span> slt $t1, $s4, $s3 <text:s text:c="4"/></text:p>
      <text:p text:style-name="P3"><text:tab/><text:span text:style-name="T2">(</text:span>10<text:span text:style-name="T2">)</text:span> beq $t1, $zero, SOMA </text:p>
      <text:p text:style-name="P10"><text:tab/><text:span text:style-name="T2">(</text:span>11<text:span text:style-name="T2">)</text:span> mul $t2, $s1, $s1 #a^2 <text:s text:c="8"/></text:p>
      <text:p text:style-name="P10"><text:tab/><text:span text:style-name="T2">(</text:span>12<text:span text:style-name="T2">)</text:span> add $t3, $t2, $s2 #a^2 + b <text:s text:c="5"/></text:p>
      <text:p text:style-name="P3"><text:tab/><text:span text:style-name="T2">(</text:span>13<text:span text:style-name="T2">)</text:span> add $s4, $s4, $t3 #x += a^2 + b </text:p>
      <text:p text:style-name="P3"><text:tab/><text:span text:style-name="T2">(</text:span>14<text:span text:style-name="T2">)</text:span> sw $s4, 0($s0)</text:p>
      <text:p text:style-name="P3"><text:tab/><text:span text:style-name="T2">(</text:span>15<text:span text:style-name="T2">)</text:span> j WHILE </text:p>
      <text:p text:style-name="P3">SOMA: </text:p>
      <text:p text:style-name="P3"><text:tab/><text:span text:style-name="T2">(16) </text:span>addi $s4, $s4, 10000</text:p>
      <text:p text:style-name="P3"><text:tab/><text:span text:style-name="T2">(17) </text:span>sw $s4, 0($s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Código em C</text:p>
      <text:p text:style-name="P4">#include &lt;stdio.h&gt;</text:p>
      <text:p text:style-name="P4"/>
      <text:p text:style-name="P4">int main(){</text:p>
      <text:p text:style-name="P4"/>
      <text:p text:style-name="P8"><text:s/>int <text:span text:style-name="T2">x = 1</text:span>;</text:p>
      <text:p text:style-name="P4"><text:s/>int <text:span text:style-name="T2">a = 2</text:span>;</text:p>
      <text:p text:style-name="P4"><text:s/>int <text:span text:style-name="T2">b = 3</text:span>;</text:p>
      <text:p text:style-name="P4"><text:span text:style-name="T2"><text:s/>int c = 4200;</text:span></text:p>
      <text:p text:style-name="P4"/>
      <text:p text:style-name="P4"><text:s/>while(x &lt; <text:span text:style-name="T2">c</text:span>){</text:p>
      <text:p text:style-name="P8"><text:s text:c="4"/>x += a^2 + b;</text:p>
      <text:p text:style-name="P8"><text:s/>}</text:p>
      <text:p text:style-name="P8"><text:s/><text:span text:style-name="T2">x += 1000;</text:span></text:p>
      <text:p text:style-name="P4"/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97469" officeooo:paragraph-rsid="00097469"/>
    </style:style>
    <style:style style:name="MP2" style:family="paragraph" style:parent-style-name="Header">
      <style:text-properties officeooo:rsid="00097469" officeooo:paragraph-rsid="00097469"/>
    </style:style>
    <style:style style:name="MP3" style:family="paragraph" style:parent-style-name="Standard">
      <style:text-properties officeooo:paragraph-rsid="0004ea63"/>
    </style:style>
    <style:style style:name="MT1" style:family="text">
      <style:text-properties officeooo:rsid="000aff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ndo </text:span>Trabalho Extra <text:span text:style-name="MT1">de </text:span>AOC</text:p>
        <text:p text:style-name="MP2">Nome: Euller Henrique Bandeira Oliveira</text:p>
        <text:p text:style-name="MP2">Matrícula: 11821BSI210</text:p>
      </style:header>
      <style:footer>
        <text:p text:style-name="MP3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4T20:52:51.373828536</meta:creation-date>
    <dc:date>2019-12-05T14:53:06.757390502</dc:date>
    <meta:editing-duration>PT53M34S</meta:editing-duration>
    <meta:editing-cycles>6</meta:editing-cycles>
    <meta:generator>LibreOffice/6.3.3.2.0$Linux_X86_64 LibreOffice_project/efd344762d9d19af2cac84c1651e18355008a6ed</meta:generator>
    <meta:document-statistic meta:table-count="0" meta:image-count="0" meta:object-count="0" meta:page-count="1" meta:paragraph-count="41" meta:word-count="145" meta:character-count="664" meta:non-whitespace-character-count="504"/>
  </office:meta>
</office:document-meta>
</file>